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ucida Grande" svg:font-family="'Lucida Grand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985c" officeooo:paragraph-rsid="001b985c"/>
    </style:style>
    <style:style style:name="P2" style:family="paragraph" style:parent-style-name="Standard">
      <style:text-properties officeooo:rsid="001b985c" officeooo:paragraph-rsid="001fc083"/>
    </style:style>
    <style:style style:name="P3" style:family="paragraph" style:parent-style-name="Standard">
      <style:text-properties officeooo:rsid="001b985c" officeooo:paragraph-rsid="00225800"/>
    </style:style>
    <style:style style:name="P4" style:family="paragraph" style:parent-style-name="Standard">
      <style:paragraph-properties fo:text-align="center" style:justify-single-word="false"/>
      <style:text-properties fo:font-weight="bold" officeooo:rsid="001b985c" officeooo:paragraph-rsid="001b985c" style:font-weight-asian="bold" style:font-weight-complex="bold"/>
    </style:style>
    <style:style style:name="P5" style:family="paragraph" style:parent-style-name="Standard">
      <style:text-properties officeooo:rsid="001d88d0" officeooo:paragraph-rsid="001d88d0"/>
    </style:style>
    <style:style style:name="P6" style:family="paragraph" style:parent-style-name="Standard">
      <style:text-properties officeooo:rsid="001d93a7" officeooo:paragraph-rsid="001d93a7"/>
    </style:style>
    <style:style style:name="P7" style:family="paragraph" style:parent-style-name="Standard">
      <style:text-properties style:font-name="Liberation Serif" officeooo:rsid="001d93a7" officeooo:paragraph-rsid="001d93a7"/>
    </style:style>
    <style:style style:name="P8" style:family="paragraph" style:parent-style-name="Standard">
      <style:text-properties officeooo:paragraph-rsid="001d93a7"/>
    </style:style>
    <style:style style:name="P9" style:family="paragraph" style:parent-style-name="Standard">
      <style:text-properties officeooo:rsid="001fc083" officeooo:paragraph-rsid="001fc083"/>
    </style:style>
    <style:style style:name="P10" style:family="paragraph" style:parent-style-name="Standard">
      <style:text-properties officeooo:rsid="002158d8" officeooo:paragraph-rsid="002158d8"/>
    </style:style>
    <style:style style:name="P11" style:family="paragraph" style:parent-style-name="Standard">
      <style:text-properties officeooo:rsid="00225800" officeooo:paragraph-rsid="00225800"/>
    </style:style>
    <style:style style:name="P12" style:family="paragraph" style:parent-style-name="Standard">
      <style:text-properties officeooo:rsid="001b985c" officeooo:paragraph-rsid="002538c0"/>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officeooo:rsid="001d93a7"/>
    </style:style>
    <style:style style:name="T4" style:family="text">
      <style:text-properties fo:font-variant="normal" fo:text-transform="none" fo:color="#222222" fo:letter-spacing="normal"/>
    </style:style>
    <style:style style:name="T5" style:family="text">
      <style:text-properties fo:font-variant="normal" fo:text-transform="none" fo:color="#222222" fo:letter-spacing="normal" officeooo:rsid="001d93a7"/>
    </style:style>
    <style:style style:name="T6" style:family="text">
      <style:text-properties fo:font-variant="normal" fo:text-transform="none" fo:color="#222222" fo:font-size="12pt" fo:letter-spacing="normal" fo:font-style="normal" fo:font-weight="bold"/>
    </style:style>
    <style:style style:name="T7" style:family="text">
      <style:text-properties fo:font-variant="normal" fo:text-transform="none" fo:color="#222222" fo:font-size="12pt" fo:letter-spacing="normal" fo:font-style="normal" fo:font-weight="normal"/>
    </style:style>
    <style:style style:name="T8" style:family="text">
      <style:text-properties fo:font-variant="normal" fo:text-transform="none" fo:color="#222222" style:font-name="Helvetica Neue" fo:font-size="11.25pt" fo:letter-spacing="normal" fo:font-style="normal" fo:font-weight="normal" officeooo:rsid="001d93a7"/>
    </style:style>
    <style:style style:name="T9" style:family="text">
      <style:text-properties fo:font-variant="normal" fo:text-transform="none" fo:color="#0c65a5" style:text-line-through-style="none" style:text-line-through-type="none" style:font-name="Helvetica Neue" fo:font-size="11.25pt" fo:letter-spacing="normal" fo:font-style="normal" style:text-underline-style="none" fo:font-weight="normal" officeooo:rsid="001d93a7" style:text-blinking="false" fo:padding="0cm" fo:border="none"/>
    </style:style>
    <style:style style:name="T10" style:family="text">
      <style:text-properties fo:font-variant="normal" fo:text-transform="none" fo:color="#333333" style:font-name="Liberation Serif" fo:font-size="12pt" fo:letter-spacing="normal" fo:font-style="normal" fo:font-weight="normal" style:font-size-asian="12pt" style:font-size-complex="12pt"/>
    </style:style>
    <style:style style:name="T11" style:family="text">
      <style:text-properties fo:font-variant="normal" fo:text-transform="none" fo:color="#0054a6" style:text-line-through-style="none" style:text-line-through-type="none" style:font-name="Liberation Serif" fo:font-size="12pt" fo:letter-spacing="normal" fo:font-style="normal" style:text-underline-style="none" fo:font-weight="normal" style:text-blinking="false" style:font-size-asian="12pt" style:font-size-complex="12pt" fo:padding="0cm" fo:border="none"/>
    </style:style>
    <style:style style:name="T12" style:family="text">
      <style:text-properties officeooo:rsid="001fab02"/>
    </style:style>
    <style:style style:name="T13" style:family="text">
      <style:text-properties officeooo:rsid="001fc083"/>
    </style:style>
    <style:style style:name="T14" style:family="text">
      <style:text-properties officeooo:rsid="001b985c"/>
    </style:style>
    <style:style style:name="T15" style:family="text">
      <style:text-properties officeooo:rsid="002158d8"/>
    </style:style>
    <style:style style:name="T16" style:family="text">
      <style:text-properties officeooo:rsid="00225800"/>
    </style:style>
    <style:style style:name="T17" style:family="text">
      <style:text-properties officeooo:rsid="002348a9"/>
    </style:style>
    <style:style style:name="T18" style:family="text">
      <style:text-properties officeooo:rsid="0023525a"/>
    </style:style>
    <style:style style:name="T19" style:family="text">
      <style:text-properties officeooo:rsid="002538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STful API with Node.js <text:span text:style-name="T3">and</text:span> Express</text:p>
      <text:p text:style-name="P1">This article provides a simple and good example on developing a RESTFul API with Node.js.</text:p>
      <text:p text:style-name="P1"/>
      <text:p text:style-name="P1">This article provides a simple and a good example on developing a RESTFul API with Node.js. I assume that you have a fair amount of knowledge as well as experience in web development. If you're <text:span text:style-name="T12">relatively </text:span>new to <text:span text:style-name="T12">web development</text:span> I recommend you to learn the basics first then come back to this tutorial.</text:p>
      <text:p text:style-name="P1"/>
      <text:p text:style-name="P6">So what is Node.js ?</text:p>
      <text:p text:style-name="P7"><text:span text:style-name="T6">Node</text:span><text:span text:style-name="T7">.</text:span><text:span text:style-name="T6">js </text:span><text:span text:style-name="T7">is an open source, cross-platform runtime environment for server-side and networking applications.</text:span><text:span text:style-name="T6">Node</text:span><text:span text:style-name="T7">.</text:span><text:span text:style-name="T6">js</text:span><text:span text:style-name="T4"> </text:span><text:span text:style-name="T7">applications are written in </text:span><text:span text:style-name="T6">JavaScript</text:span><text:span text:style-name="T4"> </text:span></text:p>
      <text:p text:style-name="P1"/>
      <text:p text:style-name="P6">But why do we need Express ?</text:p>
      <text:p text:style-name="P8"><text:span text:style-name="T8">This is over simplifying it, but </text:span><text:a xlink:type="simple" xlink:href="https://en.wikipedia.org/wiki/Express.js"><text:span text:style-name="T9">Express.js</text:span></text:a><text:span text:style-name="T5"> </text:span><text:span text:style-name="T8">is to </text:span><text:a xlink:type="simple" xlink:href="http://en.wikipedia.org/wiki/Node.js"><text:span text:style-name="T9">Node.js</text:span></text:a><text:span text:style-name="T5"> </text:span><text:span text:style-name="T8">what </text:span><text:a xlink:type="simple" xlink:href="http://en.wikipedia.org/wiki/Ruby_on_Rails"><text:span text:style-name="T9">Ruby on Rails</text:span></text:a><text:span text:style-name="T5"> </text:span><text:span text:style-name="T8">or </text:span><text:a xlink:type="simple" xlink:href="http://en.wikipedia.org/wiki/Sinatra_%28software%29"><text:span text:style-name="T9">Sinatra</text:span></text:a><text:span text:style-name="T5"> </text:span><text:span text:style-name="T8">is to </text:span><text:a xlink:type="simple" xlink:href="http://en.wikipedia.org/wiki/Ruby_%28programming_language%29"><text:span text:style-name="T9">Ruby</text:span></text:a><text:span text:style-name="T8">.</text:span><text:span text:style-name="T10">Express is a light-weight </text:span><text:a xlink:type="simple" xlink:href="http://sinatrarb.com/"><text:span text:style-name="T11">Sinatra</text:span></text:a><text:span text:style-name="T10">-inspired web development framework. Express provides several great features such as an intuitive view system, robust routing, an executable for generating applications and much more.</text:span></text:p>
      <text:p text:style-name="P1"/>
      <text:p text:style-name="P1">Step 1 : Installing Node.js</text:p>
      <text:p text:style-name="P1">Download node from https://nodejs.org/download/</text:p>
      <text:p text:style-name="P1">Details regarding how to use is given in the documentation https://nodejs.org/documentation/</text:p>
      <text:p text:style-name="P1"/>
      <text:p text:style-name="P1">Step 2 : Creating a basic <text:span text:style-name="T17">application</text:span></text:p>
      <text:p text:style-name="P1">Before you start building <text:span text:style-name="T13">the application</text:span> check whether <text:s/>Node.js and npm are installed by typing the following commands <text:s/>in the terminal.</text:p>
      <text:p text:style-name="P1">node --version</text:p>
      <text:p text:style-name="P1">v0.10.29</text:p>
      <text:p text:style-name="P1"/>
      <text:p text:style-name="P1">npm --version</text:p>
      <text:p text:style-name="P1">04/01/14</text:p>
      <text:p text:style-name="P1"/>
      <text:p text:style-name="P2">Once <text:span text:style-name="T15">you are assured that node and npm are installed</text:span> lets create the <text:span text:style-name="T13">application</text:span> for the tutorial. We can <text:span text:style-name="T13">do</text:span> the <text:span text:style-name="T13">application either</text:span> manually by creating a file name<text:span text:style-name="T15">d</text:span> package.json or by using the command npm init. </text:p>
      <text:p text:style-name="P9">npm init</text:p>
      <text:p text:style-name="P2">Once the command is entered it will create a package.json file which looks something like this</text:p>
      <text:p text:style-name="P10">{ </text:p>
      <text:p text:style-name="P10"><text:s text:c="2"/>"name": "Game-of-characters-Node", </text:p>
      <text:p text:style-name="P10"><text:s text:c="2"/>"version": "0.0.1", </text:p>
      <text:p text:style-name="P10"><text:s text:c="2"/>"description": "A simple RESTful API example using Node.js and Express", </text:p>
      <text:p text:style-name="P10"><text:s text:c="2"/>"main": "index.js", </text:p>
      <text:p text:style-name="P10"><text:s text:c="2"/>"author": "Code Like Ninja", </text:p>
      <text:p text:style-name="P10"><text:s text:c="2"/>"license": "ISC" </text:p>
      <text:p text:style-name="P10">}</text:p>
      <text:p text:style-name="P1"/>
      <text:p text:style-name="P1">The package.json i<text:span text:style-name="T16">s</text:span> a file that holds various metadata relevant to the project. This file is used to give information to npm that allows it to identify the project as well as handle the project's dependencies. It can also contain other metadata such as a project description, the version of the project in a particular distribution, license information, even configuration data - all of which can be vital to both npm and to the end users of the package. The package.json file is normally located at the root directory of a Node.js project.</text:p>
      <text:p text:style-name="P1"><text:s text:c="6"/>--Source : docs.nodejitsu.com</text:p>
      <text:p text:style-name="P1"><text:soft-page-break/></text:p>
      <text:p text:style-name="P1">Now we need to install the Express module from the command line (may require <text:span text:style-name="T16">super user </text:span><text:s/>permission)</text:p>
      <text:p text:style-name="P1">npm install express --save</text:p>
      <text:p text:style-name="P1"/>
      <text:p text:style-name="P1">By default, npm simply installs a package under node_modules. When you're trying to install dependencies for your app/module, you would need to first install them, and then add them to the dependencies section of your package.json.</text:p>
      <text:p text:style-name="P1">The --save option instructs npm to include the package inside of the dependencies section of your package.json automatically.</text:p>
      <text:p text:style-name="P1"><text:s text:c="6"/>--Source : stackoverflow.com</text:p>
      <text:p text:style-name="P1"/>
      <text:p text:style-name="P1">Once it is installed we get the following message in the terminal</text:p>
      <text:p text:style-name="P1">npm WARN package.json devahoy-nodejs@0.0.1 No repository field.</text:p>
      <text:p text:style-name="P1">npm WARN package.json devahoy-nodejs@0.0.1 No README data.</text:p>
      <text:p text:style-name="P1">express@4.9.4 node_modules / express</text:p>
      <text:p text:style-name="P1">├── utils-merge@1.0.0</text:p>
      <text:p text:style-name="P1">├── merge-descriptors@0.0.2</text:p>
      <text:p text:style-name="P1">├── cookie@0.1.2</text:p>
      <text:p text:style-name="P1">...</text:p>
      <text:p text:style-name="P1">├── proxy-addr@1.0.2 (ipaddr.js@0.1.3)</text:p>
      <text:p text:style-name="P1">└── on-finished@2.1.0 (ee-first@1.0.5)</text:p>
      <text:p text:style-name="P1"/>
      <text:p text:style-name="P1">Now the project will have a node_modules folder where the dependencies are saved. The file structure now is as shown below</text:p>
      <text:p text:style-name="P1">├── index.js</text:p>
      <text:p text:style-name="P1">├── node_modules</text:p>
      <text:p text:style-name="P1">│ └── express</text:p>
      <text:p text:style-name="P1">└── package.json</text:p>
      <text:p text:style-name="P1"/>
      <text:p text:style-name="P1">The file package.json will also be updated as</text:p>
      <text:p text:style-name="P11">{ </text:p>
      <text:p text:style-name="P11"><text:s text:c="2"/>"name": "Game-of-characters-Node", </text:p>
      <text:p text:style-name="P11"><text:s text:c="2"/>"version": "0.0.1", </text:p>
      <text:p text:style-name="P11"><text:s text:c="2"/>"description": "A simple RESTful API example using Node.js and Express", </text:p>
      <text:p text:style-name="P11"><text:s text:c="2"/>"main": "index.js", </text:p>
      <text:p text:style-name="P11"><text:s text:c="2"/><text:span text:style-name="T14">"dependencies" :. <text:s/>{ </text:span></text:p>
      <text:p text:style-name="P3"><text:s text:c="5"/>"<text:span text:style-name="T16">e</text:span>xpress" : <text:s/>"^ 4.9.4" </text:p>
      <text:p text:style-name="P3"><text:s text:c="3"/>} </text:p>
      <text:p text:style-name="P11"><text:s text:c="2"/>"author": "Code Like Ninja", </text:p>
      <text:p text:style-name="P11"><text:s text:c="2"/>"license": "ISC" </text:p>
      <text:p text:style-name="P1">}</text:p>
      <text:p text:style-name="P1"/>
      <text:p text:style-name="P1">Step 3 : <text:span text:style-name="T18">Adding routes</text:span></text:p>
      <text:p text:style-name="P1">Add the following code snipet to the index.js file</text:p>
      <text:p text:style-name="P1">var app = require ('express') ();</text:p>
      <text:p text:style-name="P1"/>
      <text:p text:style-name="P12">var port = process.env.PORT || <text:span text:style-name="T19">8000</text:span>;</text:p>
      <text:p text:style-name="P1"/>
      <text:p text:style-name="P1">app.get ('/', function (req, res) {.</text:p>
      <text:p text:style-name="P1"><text:s text:c="4"/>res.send (' &lt;h1&gt; Hello Node.js &lt;/ h1&gt; ');</text:p>
      <text:p text:style-name="P1">});</text:p>
      <text:p text:style-name="P1"><text:soft-page-break/></text:p>
      <text:p text:style-name="P1">app.get('/about', function (req, res) {</text:p>
      <text:p text:style-name="P1"><text:s text:c="2"/>res.send (' &lt;h1&gt; About Page &lt;/ h1&gt; ');</text:p>
      <text:p text:style-name="P1">});</text:p>
      <text:p text:style-name="P1">app.listen (port, function () {.</text:p>
      <text:p text:style-name="P1"><text:s text:c="4"/>console.log ('Starting node.js on port' + port);</text:p>
      <text:p text:style-name="P1">});</text:p>
      <text:p text:style-name="P1"/>
      <text:p text:style-name="P1">Lets start the server from the command line by typing <text:s/>node name , for example</text:p>
      <text:p text:style-name="P1">node index.js</text:p>
      <text:p text:style-name="P1">Starting node.js on port <text:span text:style-name="T19">8000</text:span></text:p>
      <text:p text:style-name="P1"/>
      <text:p text:style-name="P1">Lets go through the working of the code in brief -</text:p>
      <text:p text:style-name="P1">The call require('express') imports the express module to our project and assign it to a variable app. For more info about how require works check out https://docs.nodejitsu.com/articles/getting-started/what-is-require</text:p>
      <text:p text:style-name="P12">In the next line the port is assigned with <text:span text:style-name="T19">8000</text:span> which is where it listens for connection</text:p>
      <text:p text:style-name="P1"/>
      <text:p text:style-name="P1">The get (path, callback) is one of the routing methods corresponding to HTTP methods and is attached to an instance of express.</text:p>
      <text:p text:style-name="P1">Various methods available for routing are shown here http://expressjs.com/api.html#app.METHOD</text:p>
      <text:p text:style-name="P1"><text:s text:c="8"/>The first parameter is the URL that you want. As / is the home page</text:p>
      <text:p text:style-name="P1"><text:s text:c="8"/>The second parameter is a callback that is executed when the route is matched</text:p>
      <text:p text:style-name="P1"/>
      <text:p text:style-name="P1">The last part is app.listen( ) takes a port number as a parameter where it listens for connection from the incoming requests. </text:p>
      <text:p text:style-name="P1"/>
      <text:p text:style-name="P1">Now try opening the link <text:s/>http://localhost:7777 in the browser (This is the index page or / ). When the request is sent a response with Hello World message is shown on the page. Similarly opening the link http://localhost:7777/about <text:s/>an About Page message is shown</text:p>
      <text:p text:style-name="P1"/>
      <text:p text:style-name="P1">Step 4: Creating the RESTFul API</text:p>
      <text:p text:style-name="P1">The basic express example above returned a response as a message. </text:p>
      <text:p text:style-name="P1">Our goal is not to render or a response to a message. RESTful API usually returns a xml or a JSON result. So we will use the function res.json ( ) to return back JSON as the response.</text:p>
      <text:p text:style-name="P1"/>
      <text:p text:style-name="P1">Here are the various requests we will use</text:p>
      <text:p text:style-name="P1"/>
      <text:p text:style-name="P1">GET localhost: 7777 / : Display a welcome message</text:p>
      <text:p text:style-name="P1">GET localhost: 7777 / user : List all the users</text:p>
      <text:p text:style-name="P1">GET localhost: 7777 / user /: ID : Display the details of the user</text:p>
      <text:p text:style-name="P1">POST localhost: 7777 / new_user : Send a user</text:p>
      <text:p text:style-name="P1"/>
      <text:p text:style-name="P1">Create a file called users.js. where we store the details of the user in JSON format. To know more about JSON check out http://www.w3schools.com/json/</text:p>
      <text:p text:style-name="P1"/>
      <text:p text:style-name="P1">var users = [</text:p>
      <text:p text:style-name="P1"><text:s text:c="4"/>{</text:p>
      <text:p text:style-name="P1"><text:s text:c="8"/>"Id": 1,</text:p>
      <text:p text:style-name="P1"><text:s text:c="8"/>"Username": "nedstark",</text:p>
      <text:p text:style-name="P1"><text:s text:c="8"/>"Name": "Ned Stark",</text:p>
      <text:p text:style-name="P1"><text:s text:c="8"/>"House": "Stark"</text:p>
      <text:p text:style-name="P1"><text:soft-page-break/><text:s text:c="4"/>},</text:p>
      <text:p text:style-name="P1"><text:s text:c="4"/>{</text:p>
      <text:p text:style-name="P1"><text:s text:c="8"/>"Id": 2,</text:p>
      <text:p text:style-name="P1"><text:s text:c="8"/>"Username": "tyrionlannister",</text:p>
      <text:p text:style-name="P1"><text:s text:c="8"/>"Name": "Tyrion Lannister",</text:p>
      <text:p text:style-name="P1"><text:s text:c="8"/>"House": "Lannister"</text:p>
      <text:p text:style-name="P1"><text:s text:c="4"/>},</text:p>
      <text:p text:style-name="P1"><text:s text:c="5"/>{</text:p>
      <text:p text:style-name="P1"><text:s text:c="8"/>"Id": 3,</text:p>
      <text:p text:style-name="P1"><text:s text:c="8"/>"Username": "aryastark",</text:p>
      <text:p text:style-name="P1"><text:s text:c="8"/>"Name": "Arya Stark",</text:p>
      <text:p text:style-name="P1"><text:s text:c="8"/>"House": "Stark"</text:p>
      <text:p text:style-name="P1"><text:s text:c="4"/>},</text:p>
      <text:p text:style-name="P1"><text:s text:c="5"/>{</text:p>
      <text:p text:style-name="P1"><text:s text:c="8"/>"Id": 4,</text:p>
      <text:p text:style-name="P1"><text:s text:c="8"/>"Username": "daenerystargaryen",</text:p>
      <text:p text:style-name="P1"><text:s text:c="8"/>"Name": "Daenerys Targaryen",</text:p>
      <text:p text:style-name="P1"><text:s text:c="8"/>"House": "Targaryen"</text:p>
      <text:p text:style-name="P1"><text:s text:c="4"/>},</text:p>
      <text:p text:style-name="P1"><text:s text:c="4"/>{</text:p>
      <text:p text:style-name="P1"><text:s text:c="8"/>"Id": 5,</text:p>
      <text:p text:style-name="P1"><text:s text:c="8"/>"Username": "oberynmartell",</text:p>
      <text:p text:style-name="P1"><text:s text:c="8"/>"Name": "Oberyn_Martell",</text:p>
      <text:p text:style-name="P1"><text:s text:c="8"/>"House": "Martell"</text:p>
      <text:p text:style-name="P1"><text:s text:c="4"/>}</text:p>
      <text:p text:style-name="P1">];</text:p>
      <text:p text:style-name="P1"/>
      <text:p text:style-name="P1">exports.findAll = function () {</text:p>
      <text:p text:style-name="P1"><text:s text:c="4"/>return users;</text:p>
      <text:p text:style-name="P1">};</text:p>
      <text:p text:style-name="P1"/>
      <text:p text:style-name="P1">exports.findById = function (id) {</text:p>
      <text:p text:style-name="P1"><text:s text:c="4"/>for (var i = 0; i &lt;users.length; i ++) {</text:p>
      <text:p text:style-name="P1"><text:s text:c="8"/>if (users [i] .id == id) return users [i];</text:p>
      <text:p text:style-name="P1"><text:s text:c="4"/>}</text:p>
      <text:p text:style-name="P1">};</text:p>
      <text:p text:style-name="P1"/>
      <text:p text:style-name="P1">exports.findAll( ) function return all the available users as a JSON. exports.findById( id ) function returns a user based on the id specified by the user.</text:p>
      <text:p text:style-name="P1">module.exports is the object that's actually returned as the result of a require call.</text:p>
      <text:p text:style-name="P1"><text:s/>Using this technique we can write our own functions or module and use it for our other projects.</text:p>
      <text:p text:style-name="P1"/>
      <text:p text:style-name="P1">Next, open the file index.js and write the following code</text:p>
      <text:p text:style-name="P1"/>
      <text:p text:style-name="P1">var users = require ('./ users');</text:p>
      <text:p text:style-name="P1"/>
      <text:p text:style-name="P1">Do note that the file extension .js is not needed to specify the filename, Node.js is smart enough to predict that. </text:p>
      <text:p text:style-name="P1">Now modify the routes as below</text:p>
      <text:p text:style-name="P1"/>
      <text:p text:style-name="P1">app.get ('/', function (req, res) {</text:p>
      <text:p text:style-name="P1"><text:s text:c="4"/>res.send (' &lt;h1&gt; Welcome to Game of thrones Node.js <text:s/>project &lt;/ h1&gt; ');</text:p>
      <text:p text:style-name="P1"><text:soft-page-break/>});</text:p>
      <text:p text:style-name="P1"/>
      <text:p text:style-name="P1">app.get ('/ user', function (req, res) {</text:p>
      <text:p text:style-name="P1"><text:s text:c="4"/>res.json (users.findAll ());</text:p>
      <text:p text:style-name="P1">});</text:p>
      <text:p text:style-name="P1"/>
      <text:p text:style-name="P1">app.get ('/ user /: id', function (req, res) {</text:p>
      <text:p text:style-name="P1"><text:s text:c="4"/>var id = req.params.id;</text:p>
      <text:p text:style-name="P1"><text:s text:c="4"/>res.json (users.findById (id));</text:p>
      <text:p text:style-name="P1">});</text:p>
      <text:p text:style-name="P1"/>
      <text:p text:style-name="P1">app.post ('/ new_user', function (req, res) {</text:p>
      <text:p text:style-name="P1"><text:s text:c="4"/>var json = req.body;</text:p>
      <text:p text:style-name="P1"><text:s text:c="4"/>res.send ('Added new user : ' + json.name );</text:p>
      <text:p text:style-name="P1">});</text:p>
      <text:p text:style-name="P1"/>
      <text:p text:style-name="P1">app.listen (port, function () {</text:p>
      <text:p text:style-name="P1"><text:s text:c="4"/>console.log ('Starting Node.js on port' + port);</text:p>
      <text:p text:style-name="P1">});</text:p>
      <text:p text:style-name="P1"/>
      <text:p text:style-name="P1">We use res.json( ) to return the json list to the webpage.</text:p>
      <text:p text:style-name="P1">Since /user /: id returns details of particular user, we need to pass the id in the request. We obtain the passed parameter using req.params.id in the function findById (id).</text:p>
      <text:p text:style-name="P1">req.params contains route parameters. To know more about request parameters check out http://expressjs.com/api.html#req.param</text:p>
      <text:p text:style-name="P1"/>
      <text:p text:style-name="P1">The /new_user request is a POST request which adds a new user to our user list. The user information is passed as a json. We use req.body to obtain the passes json in the function <text:s/>app.post ('/ new_user', .. ). Once we get the passed json we can store it in a database or perform any required action. Since this is a simple example we will just return a message telling that a username ( obtained from the request json ) is added.</text:p>
      <text:p text:style-name="P1"/>
      <text:p text:style-name="P1">Now that the setup as well the coding part is done, its time to test it. Test it by running the app and by going through different routes in the browser.</text:p>
      <text:p text:style-name="P1">You can also use a Chrome Plugin called <text:s/>Postman for testing which we will discuss now.</text:p>
      <text:p text:style-name="P1"/>
      <text:p text:style-name="P1">Step 5: Testing <text:s/>with Postman</text:p>
      <text:p text:style-name="P1">Install Postman plugin from the link https://chrome.google.com/webstore/detail/postman/fhbjgbiflinjbdggehcddcbncdddomop?hl=en</text:p>
      <text:p text:style-name="P1"/>
      <text:p text:style-name="P1">I recommend you to install JSONFormatter a Chrome plugin makes JSON easy to read <text:s/>https://chrome.google.com/webstore/detail/json-formatter/bcjindcccaagfpapjjmafapmmgkkhgoa?hl=en</text:p>
      <text:p text:style-name="P1"/>
      <text:p text:style-name="P1">Once the plugin is installed run our project in the terminal </text:p>
      <text:p text:style-name="P1">node index.js</text:p>
      <text:p text:style-name="P1"/>
      <text:p text:style-name="P1">Now open Postman and type a specific URL in the URL box and press Send, the json result will be displayed.</text:p>
      <text:p text:style-name="P1"/>
      <text:p text:style-name="P1">Now try to do the test for the post request by choosing the method as POST. Enter the enter the json that needs to be sent in the raw data field as show in the picture.</text:p>
      <text:p text:style-name="P1"><text:soft-page-break/>{ </text:p>
      <text:p text:style-name="P1"><text:s text:c="4"/>"name" : <text:s/>"Margaery Tyrell" , </text:p>
      <text:p text:style-name="P1"><text:s text:c="4"/>"house" : <text:s/>"Tyrell" </text:p>
      <text:p text:style-name="P1">}</text:p>
      <text:p text:style-name="P1"/>
      <text:p text:style-name="P1">Now try clicking the send button. Oops you get an error saying</text:p>
      <text:p text:style-name="P1">TypeError: Cannot read property &amp;#39;name&amp;#39; of undefined</text:p>
      <text:p text:style-name="P1"/>
      <text:p text:style-name="P1">Thats because server cannot read or parse the body. So to be able to read the json you need to install a body parsing middleware.</text:p>
      <text:p text:style-name="P1">npm install body-parser --save</text:p>
      <text:p text:style-name="P1"/>
      <text:p text:style-name="P1">body-parser will take the body of your request and parse it to whatever you want your server to receive in POST/PUT requests (JSON, URL encoded, text, raw).</text:p>
      <text:p text:style-name="P1"/>
      <text:p text:style-name="P1">Modify the index.js as shown below.</text:p>
      <text:p text:style-name="P1"/>
      <text:p text:style-name="P1">var users = require ('./ users');</text:p>
      <text:p text:style-name="P1">var app = require ('express') ();</text:p>
      <text:p text:style-name="P1"/>
      <text:p text:style-name="P1">var bodyParser = require ('body-parser');</text:p>
      <text:p text:style-name="P1"/>
      <text:p text:style-name="P1">var port = process.env.PORT || 7777;</text:p>
      <text:p text:style-name="P1"/>
      <text:p text:style-name="P1">// Parse application / json</text:p>
      <text:p text:style-name="P1">app.use (bodyParser.json ());</text:p>
      <text:p text:style-name="P1">app.use (bodyParser.urlencoded ({</text:p>
      <text:p text:style-name="P1"><text:s text:c="4"/>extended: true</text:p>
      <text:p text:style-name="P1">}));</text:p>
      <text:p text:style-name="P1"/>
      <text:p text:style-name="P1">Now run the server again and try the POST request through Postman. Now you get the success message.</text:p>
      <text:p text:style-name="P1"/>
      <text:p text:style-name="P1">In this article we have made a simple Node.js application that used Express for routing. Though this application was pretty basic it could be expanded to store the users in a database especially MongoDB which I plan to teach in the future. Now that you know the basics of routing and making a custom module I recommend you to go through these links that may be helpful for those who wish to learn more.</text:p>
      <text:p text:style-name="P1"/>
      <text:p text:style-name="P1">Examples and docs are available in the Express homepage. http://expressjs.com/</text:p>
      <text:p text:style-name="P1">Want to know about other useful modules that you can use in your project ? Check out npm https://www.npmjs.com/</text:p>
      <text:p text:style-name="P1">Many node.js examples that use express are available in Github <text:s/><text:a xlink:type="simple" xlink:href="https://github.com/strongloop/express/tree/master/examples">https://github.com/strongloop/express/tree/master/examples</text:a></text:p>
      <text:p text:style-name="P1"/>
      <text:p text:style-name="P1"/>
      <text:p text:style-name="P1"/>
      <text:p text:style-name="P1"/>
      <text:p text:style-name="P1"/>
      <text:p text:style-name="P5"><text:span text:style-name="T1">Author</text:span> : </text:p>
      <text:p text:style-name="P1"/>
      <text:p text:style-name="P5"><text:span text:style-name="T2">Category</text:span> : </text:p>
      <text:p text:style-name="P1"><text:soft-page-break/></text:p>
      <text:p text:style-name="P5"><text:span text:style-name="T1">Tags</text:span> : <text:s/>Node.js, Express, MongoD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Lucida Grande" svg:font-family="'Lucida Grand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8T18:25:35.699078537</meta:creation-date>
    <dc:date>2015-07-18T23:40:18.013217982</dc:date>
    <meta:editing-duration>PT4H16M56S</meta:editing-duration>
    <meta:editing-cycles>23</meta:editing-cycles>
    <meta:generator>LibreOffice/4.2.7.2$Linux_x86 LibreOffice_project/420m0$Build-2</meta:generator>
    <meta:document-statistic meta:table-count="0" meta:image-count="0" meta:object-count="0" meta:page-count="7" meta:paragraph-count="199" meta:word-count="1806" meta:character-count="11355" meta:non-whitespace-character-count="9375"/>
  </office:meta>
</office:document-meta>
</file>